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23/16</text:p>
      <text:p text:style-name="Standard"/>
      <text:p text:style-name="Standard">Today I finished the auto updates events, and started working on saving characters.</text:p>
      <text:p text:style-name="Standard"/>
      <text:p text:style-name="Standard">While testing this, I forgot that you cannot both read and write to the same file at the same time, this was causing an error, system.io.ioexception.</text:p>
      <text:p text:style-name="Standard"/>
      <text:p text:style-name="Standard">I've relocated the read and write lines to their respective methods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3T17:56:53.12</meta:creation-date>
    <meta:document-statistic meta:table-count="0" meta:image-count="0" meta:object-count="0" meta:page-count="1" meta:paragraph-count="4" meta:word-count="53" meta:character-count="324"/>
    <dc:date>2016-03-23T18:07:10.83</dc:date>
    <meta:editing-duration>PT10M18S</meta:editing-duration>
    <meta:editing-cycles>1</meta:editing-cycles>
    <meta:generator>OpenOffice/4.1.2$Win32 OpenOffice.org_project/412m3$Build-9782</meta:generator>
  </office:meta>
</office:document-meta>
</file>